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212cm" fo:min-width="11.00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75cm" fo:min-width="21.5cm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outline1">
      <style:graphic-properties draw:fill-color="#ffffff" fo:min-height="13.609cm"/>
    </style:style>
    <style:style style:name="pr6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T1" style:family="text">
      <style:text-properties fo:font-family="'Courier New'" style:font-family-generic="modern" style:font-pitch="fixed" fo:font-size="22pt"/>
    </style:style>
    <style:style style:name="T2" style:family="text">
      <style:text-properties fo:font-family="'Courier New'" style:font-family-generic="modern" style:font-pitch="fixed" fo:font-size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473cm" svg:x="1.4cm" svg:y="0.854cm" presentation:class="title" presentation:user-transformed="true">
          <draw:text-box>
            <text:p text:style-name="P1">PSIL -Python S-expression Intermediate Language</text:p>
          </draw:text-box>
        </draw:frame>
        <draw:frame presentation:style-name="pr2" draw:layer="layout" svg:width="25.199cm" svg:height="13.609cm" svg:x="1.4cm" svg:y="5.039cm" presentation:class="subtitle">
          <draw:text-box>
            <text:p text:style-name="P1">Greg Hewgill</text:p>
            <text:p text:style-name="P1"><text:a xlink:href="http://hewgill.com/">http://hewgill.com</text:a></text:p>
            <text:p text:style-name="P1"><text:a xlink:href="http://github.com/ghewgill/psil">http://github.com/ghewgill/psil</text:a></text:p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What is PSIL?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3">PSIL is Lisp embedded in Python</text:p>
              </text:list-item>
            </text:list>
            <text:list text:style-name="L3">
              <text:list-item>
                <text:p text:style-name="P3">Why Lisp? Lisp has been around for nearly 50 years and will probably be around for 50 more</text:p>
              </text:list-item>
            </text:list>
            <text:list text:style-name="L3">
              <text:list-item>
                <text:p text:style-name="P3">The Java people have Clojure – what do we have?</text:p>
              </text:list-item>
            </text:list>
            <text:list text:style-name="L3">
              <text:list-item>
                <text:p text:style-name="P3">PSIL offers Lisp with a Python flavou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PSIL Manifesto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3">Best features from Lisp and Scheme</text:p>
              </text:list-item>
            </text:list>
            <text:list text:style-name="L3">
              <text:list-item>
                <text:p text:style-name="P3">Complete language in its own right</text:p>
              </text:list-item>
            </text:list>
            <text:list text:style-name="L3">
              <text:list-item>
                <text:p text:style-name="P3">Built upon the Python standard libraries</text:p>
              </text:list-item>
            </text:list>
            <text:list text:style-name="L3">
              <text:list-item>
                <text:p text:style-name="P3">Strong interoperability with Python co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Best features from Lisp and Scheme</text:p>
          </draw:text-box>
        </draw:frame>
        <draw:frame presentation:style-name="pr5" draw:layer="layout" svg:width="25.199cm" svg:height="14.071cm" svg:x="1.4cm" svg:y="4.914cm" presentation:class="outline" presentation:user-transformed="true">
          <draw:text-box>
            <text:list text:style-name="L3">
              <text:list-item>
                <text:p text:style-name="P3">Some consider Lisp to embody the ultimate in programming language expressiveness</text:p>
              </text:list-item>
            </text:list>
            <text:list text:style-name="L3">
              <text:list-item>
                <text:p text:style-name="P3">Powerful macro facility provides a foundation for metaprogramming</text:p>
              </text:list-item>
            </text:list>
            <text:list text:style-name="L3">
              <text:list-item>
                <text:p text:style-name="P3">Opportunity to move away from historical names (setf? nconc?) while retaining the essence of Lisp such as cons and car.</text:p>
              </text:list-item>
            </text:list>
            <text:list text:style-name="L3">
              <text:list-item>
                <text:p text:style-name="P3">Functional focus of Scheme reflects current trend toward functional languages and immutable data structur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Complete language in its own right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3">Based on Lisp, PSIL can be a complete language in its own right</text:p>
              </text:list-item>
            </text:list>
            <text:list text:style-name="L3">
              <text:list-item>
                <text:p text:style-name="P3">Offers functions, classes, I/O, etc</text:p>
              </text:list-item>
            </text:list>
            <text:list text:style-name="L3">
              <text:list-item>
                <text:p text:style-name="P3">Could use PSIL for teaching without necessarily mentioning Pyth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Built upon Python standard librarie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3">Python's “batteries included” standard library is the best of its class</text:p>
              </text:list-item>
            </text:list>
            <text:list text:style-name="L3">
              <text:list-item>
                <text:p text:style-name="P3">Familiarity with the standard library allows programmers to get their job done more quickly</text:p>
              </text:list-item>
            </text:list>
            <text:list text:style-name="L3">
              <text:list-item>
                <text:p text:style-name="P3">Ease the transition for Python programmers interested in Lis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473cm" svg:x="1.4cm" svg:y="0.854cm" presentation:class="title" presentation:user-transformed="true">
          <draw:text-box>
            <text:p text:style-name="P1">Strong interoperability with Python code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3">PSIL can call any Python function</text:p>
              </text:list-item>
            </text:list>
            <text:list text:style-name="L3">
              <text:list-item>
                <text:p text:style-name="P3">PSIL code can be embedded in Python code</text:p>
              </text:list-item>
            </text:list>
            <text:list text:style-name="L3">
              <text:list-item>
                <text:p text:style-name="P3">Python “callable” objects can be created within PSIL and called from Python</text:p>
              </text:list-item>
            </text:list>
            <text:list text:style-name="L3">
              <text:list-item>
                <text:p text:style-name="P3">Classes and modules can be implemented in PSI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Example: PSIL calling Python</text:p>
          </draw:text-box>
        </draw:frame>
        <draw:frame draw:style-name="gr2" draw:text-style-name="P1" draw:layer="layout" svg:width="23.502cm" svg:height="13.462cm" svg:x="2.498cm" svg:y="5.038cm">
          <draw:text-box>
            <text:p text:style-name="P1"><text:span text:style-name="T1">&gt; (import os)</text:span></text:p>
            <text:p text:style-name="P1"><text:span text:style-name="T1">&gt; (get os name)</text:span></text:p>
            <text:p text:style-name="P1"><text:span text:style-name="T1">posix</text:span></text:p>
            <text:p text:style-name="P1"><text:span text:style-name="T1"/></text:p>
            <text:p text:style-name="P1"><text:span text:style-name="T1">&gt; (.system os “pwd”)</text:span></text:p>
            <text:p text:style-name="P1"><text:span text:style-name="T1">/home/greg/src/psi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Example: Python calling PSIL</text:p>
          </draw:text-box>
        </draw:frame>
        <draw:frame draw:style-name="gr3" draw:text-style-name="P1" draw:layer="layout" svg:width="24cm" svg:height="14cm" svg:x="2cm" svg:y="4.5cm">
          <draw:text-box>
            <text:p text:style-name="P1"><text:span text:style-name="T2">&gt;&gt;&gt; from psil import psil</text:span></text:p>
            <text:p text:style-name="P1"><text:span text:style-name="T2">&gt;&gt;&gt; sq = psil(“(lambda (x) (* x x))”)</text:span></text:p>
            <text:p text:style-name="P1"><text:span text:style-name="T2">&gt;&gt;&gt; sq(5)</text:span></text:p>
            <text:p text:style-name="P1"><text:span text:style-name="T2">25</text:span></text:p>
            <text:p text:style-name="P1"><text:span text:style-name="T2">&gt;&gt;&gt; [sq(x) for x in range(5)]</text:span></text:p>
            <text:p text:style-name="P1"><text:span text:style-name="T2">[0, 1, 4, 9, 16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Z" style:font-family-asian="Arial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&lt;number&gt;</text:page-number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Unix OpenOffice.org_project/680m14$Build-9134</meta:generator>
    <meta:initial-creator>Greg Hewgill</meta:initial-creator>
    <meta:creation-date>2009-11-07T12:33:47</meta:creation-date>
    <dc:creator>Greg Hewgill</dc:creator>
    <dc:date>2009-11-07T12:58:53</dc:date>
    <dc:language>en-NZ</dc:language>
    <meta:editing-cycles>2</meta:editing-cycles>
    <meta:editing-duration>PT9M5S</meta:editing-duration>
    <meta:user-defined meta:name="Info 1"/>
    <meta:user-defined meta:name="Info 2"/>
    <meta:user-defined meta:name="Info 3"/>
    <meta:user-defined meta:name="Info 4"/>
    <meta:document-statistic meta:object-count="57"/>
  </office:meta>
</office:document-meta>
</file>